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6-1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4-03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3-2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2-2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1-0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6-2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2-14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05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6-22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2-06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13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6-23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2-09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13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6-14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2-1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5941818182" calcext:value-type="float">
            <text:p>16.703594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40707692308" calcext:value-type="float">
            <text:p>16.74407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8042758621" calcext:value-type="float">
            <text:p>16.892804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1942" calcext:value-type="float">
            <text:p>17.061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66016" calcext:value-type="float">
            <text:p>17.71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84496" calcext:value-type="float">
            <text:p>17.00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92140689655" calcext:value-type="float">
            <text:p>16.519214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8576" calcext:value-type="float">
            <text:p>16.46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27594482759" calcext:value-type="float">
            <text:p>16.40275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27864" calcext:value-type="float">
            <text:p>16.50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24411428571" calcext:value-type="float">
            <text:p>16.59244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2496" calcext:value-type="float">
            <text:p>16.6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2660645161" calcext:value-type="float">
            <text:p>17.1352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78344" calcext:value-type="float">
            <text:p>17.26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83281290323" calcext:value-type="float">
            <text:p>17.3983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48824" calcext:value-type="float">
            <text:p>17.52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87903225806" calcext:value-type="float">
            <text:p>17.7287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3240516129" calcext:value-type="float">
            <text:p>17.9632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85296" calcext:value-type="float">
            <text:p>17.64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73935483871" calcext:value-type="float">
            <text:p>17.737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4036" calcext:value-type="float">
            <text:p>17.81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22110967742" calcext:value-type="float">
            <text:p>17.9122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5231428571" calcext:value-type="float">
            <text:p>18.01052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02038709677" calcext:value-type="float">
            <text:p>18.1002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37891612903" calcext:value-type="float">
            <text:p>18.4937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62824" calcext:value-type="float">
            <text:p>18.56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3736774194" calcext:value-type="float">
            <text:p>18.63537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03664" calcext:value-type="float">
            <text:p>18.73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2100645161" calcext:value-type="float">
            <text:p>18.9732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94270967742" calcext:value-type="float">
            <text:p>19.259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4196" calcext:value-type="float">
            <text:p>18.419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00704516129" calcext:value-type="float">
            <text:p>18.3600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05168" calcext:value-type="float">
            <text:p>18.46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02176774194" calcext:value-type="float">
            <text:p>18.5302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65014193548" calcext:value-type="float">
            <text:p>18.68650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17003870968" calcext:value-type="float">
            <text:p>19.0617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66368" calcext:value-type="float">
            <text:p>19.16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00372903226" calcext:value-type="float">
            <text:p>19.2500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5432" calcext:value-type="float">
            <text:p>19.35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0477419355" calcext:value-type="float">
            <text:p>19.604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51811612903" calcext:value-type="float">
            <text:p>19.7251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84608275862" calcext:value-type="float">
            <text:p>19.058460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72585806452" calcext:value-type="float">
            <text:p>19.0172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93776" calcext:value-type="float">
            <text:p>19.09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23305806452" calcext:value-type="float">
            <text:p>19.2123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12521428571" calcext:value-type="float">
            <text:p>19.271252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72291612903" calcext:value-type="float">
            <text:p>19.34722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83796129032" calcext:value-type="float">
            <text:p>19.6783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866" calcext:value-type="float">
            <text:p>19.75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6661935484" calcext:value-type="float">
            <text:p>19.86966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25584" calcext:value-type="float">
            <text:p>20.01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20624516129" calcext:value-type="float">
            <text:p>20.5820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0928" calcext:value-type="float">
            <text:p>19.89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59218064516" calcext:value-type="float">
            <text:p>19.50592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1528" calcext:value-type="float">
            <text:p>19.5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5473548387" calcext:value-type="float">
            <text:p>19.66854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69783448276" calcext:value-type="float">
            <text:p>19.756978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13984516129" calcext:value-type="float">
            <text:p>19.8413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35380645161" calcext:value-type="float">
            <text:p>20.073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41456" calcext:value-type="float">
            <text:p>20.16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91913548387" calcext:value-type="float">
            <text:p>20.2491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29056" calcext:value-type="float">
            <text:p>20.40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1313548387" calcext:value-type="float">
            <text:p>20.9121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58740645161" calcext:value-type="float">
            <text:p>20.4758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78116" calcext:value-type="float">
            <text:p>19.777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30699354839" calcext:value-type="float">
            <text:p>19.8430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09584" calcext:value-type="float">
            <text:p>19.91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6949677419" calcext:value-type="float">
            <text:p>19.9646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631" calcext:value-type="float">
            <text:p>20.006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98018064516" calcext:value-type="float">
            <text:p>20.06980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95065806452" calcext:value-type="float">
            <text:p>20.2395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66472" calcext:value-type="float">
            <text:p>20.31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6880516129" calcext:value-type="float">
            <text:p>20.4168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05152" calcext:value-type="float">
            <text:p>20.53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84966451613" calcext:value-type="float">
            <text:p>20.68849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53962580645" calcext:value-type="float">
            <text:p>20.90539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94972" calcext:value-type="float">
            <text:p>20.259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7522580645" calcext:value-type="float">
            <text:p>20.324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5109677419" calcext:value-type="float">
            <text:p>20.397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79582857143" calcext:value-type="float">
            <text:p>20.45795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6608516129" calcext:value-type="float">
            <text:p>20.5266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7339354839" calcext:value-type="float">
            <text:p>20.5837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2424" calcext:value-type="float">
            <text:p>20.65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8378064516" calcext:value-type="float">
            <text:p>20.7388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53" calcext:value-type="float">
            <text:p>20.81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34438709677" calcext:value-type="float">
            <text:p>21.163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0424516129" calcext:value-type="float">
            <text:p>21.340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6264" calcext:value-type="float">
            <text:p>20.30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8985806452" calcext:value-type="float">
            <text:p>19.94689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87408" calcext:value-type="float">
            <text:p>19.99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71876129032" calcext:value-type="float">
            <text:p>20.0471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7186" calcext:value-type="float">
            <text:p>20.157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21642580645" calcext:value-type="float">
            <text:p>20.1921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10224516129" calcext:value-type="float">
            <text:p>19.8810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80272" calcext:value-type="float">
            <text:p>19.92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00621935484" calcext:value-type="float">
            <text:p>19.9900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3568" calcext:value-type="float">
            <text:p>20.10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5943225806" calcext:value-type="float">
            <text:p>20.73259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3526451613" calcext:value-type="float">
            <text:p>20.5523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7096" calcext:value-type="float">
            <text:p>19.34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2695483871" calcext:value-type="float">
            <text:p>18.862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86344" calcext:value-type="float">
            <text:p>18.58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7601290323" calcext:value-type="float">
            <text:p>18.5687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3177931035" calcext:value-type="float">
            <text:p>18.702317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00872258065" calcext:value-type="float">
            <text:p>18.7400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86707096774" calcext:value-type="float">
            <text:p>18.4186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03872" calcext:value-type="float">
            <text:p>18.49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7224516129" calcext:value-type="float">
            <text:p>18.597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4604" calcext:value-type="float">
            <text:p>18.720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21512258065" calcext:value-type="float">
            <text:p>19.25215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76145806452" calcext:value-type="float">
            <text:p>18.81761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3868" calcext:value-type="float">
            <text:p>17.99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93624516129" calcext:value-type="float">
            <text:p>18.0293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496" calcext:value-type="float">
            <text:p>18.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66121290323" calcext:value-type="float">
            <text:p>18.1466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1102857143" calcext:value-type="float">
            <text:p>18.24511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75661935484" calcext:value-type="float">
            <text:p>18.30756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1668387097" calcext:value-type="float">
            <text:p>18.4921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9912" calcext:value-type="float">
            <text:p>18.5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7808516129" calcext:value-type="float">
            <text:p>18.6978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7844" calcext:value-type="float">
            <text:p>18.81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69055483871" calcext:value-type="float">
            <text:p>19.1669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7326451613" calcext:value-type="float">
            <text:p>19.1477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6408" calcext:value-type="float">
            <text:p>18.30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93214193548" calcext:value-type="float">
            <text:p>18.38932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0756" calcext:value-type="float">
            <text:p>18.461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9312516129" calcext:value-type="float">
            <text:p>18.5393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06228571429" calcext:value-type="float">
            <text:p>18.5906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24529032258" calcext:value-type="float">
            <text:p>18.642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4821935484" calcext:value-type="float">
            <text:p>18.7784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6866" calcext:value-type="float">
            <text:p>18.866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5073548387" calcext:value-type="float">
            <text:p>18.96750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73456" calcext:value-type="float">
            <text:p>19.09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57538064516" calcext:value-type="float">
            <text:p>19.68575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8814193548" calcext:value-type="float">
            <text:p>19.44088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65548" calcext:value-type="float">
            <text:p>18.256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15163870968" calcext:value-type="float">
            <text:p>18.3515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30976" calcext:value-type="float">
            <text:p>18.38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6116129032" calcext:value-type="float">
            <text:p>18.486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9588571429" calcext:value-type="float">
            <text:p>18.61195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48010322581" calcext:value-type="float">
            <text:p>18.6748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5732" calcext:value-type="float">
            <text:p>19.089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94456" calcext:value-type="float">
            <text:p>19.38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2216551724" calcext:value-type="float">
            <text:p>19.562221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4172" calcext:value-type="float">
            <text:p>19.66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4848" calcext:value-type="float">
            <text:p>19.60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37104827586" calcext:value-type="float">
            <text:p>19.413710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6288" calcext:value-type="float">
            <text:p>19.5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77395862069" calcext:value-type="float">
            <text:p>19.56773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88888" calcext:value-type="float">
            <text:p>19.65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6849" calcext:value-type="float">
            <text:p>19.7468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68347586207" calcext:value-type="float">
            <text:p>19.816834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9924" calcext:value-type="float">
            <text:p>20.21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27428571429" calcext:value-type="float">
            <text:p>20.3127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2366896552" calcext:value-type="float">
            <text:p>20.418236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26342857143" calcext:value-type="float">
            <text:p>20.5326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2176" calcext:value-type="float">
            <text:p>20.7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3112" calcext:value-type="float">
            <text:p>21.31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98539310345" calcext:value-type="float">
            <text:p>20.219853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8272" calcext:value-type="float">
            <text:p>20.23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4102068965" calcext:value-type="float">
            <text:p>20.269410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1516" calcext:value-type="float">
            <text:p>20.339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18424285714" calcext:value-type="float">
            <text:p>20.401842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311632" calcext:value-type="float">
            <text:p>20.453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8106666667" calcext:value-type="float">
            <text:p>20.54081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36704615385" calcext:value-type="float">
            <text:p>20.633670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53275555556" calcext:value-type="float">
            <text:p>20.725327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6984615385" calcext:value-type="float">
            <text:p>20.85769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0907692308" calcext:value-type="float">
            <text:p>21.09509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05155789474" calcext:value-type="float">
            <text:p>21.410515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551216" calcext:value-type="float">
            <text:p>20.145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6773333333" calcext:value-type="float">
            <text:p>20.57467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2111428571" calcext:value-type="float">
            <text:p>20.08621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71224" calcext:value-type="float">
            <text:p>20.20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0361538461" calcext:value-type="float">
            <text:p>20.2380361538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78932413793" calcext:value-type="float">
            <text:p>20.29789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2816551724" calcext:value-type="float">
            <text:p>20.296281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6388137931" calcext:value-type="float">
            <text:p>20.526388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82502857143" calcext:value-type="float">
            <text:p>20.50825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7776" calcext:value-type="float">
            <text:p>20.39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4835862069" calcext:value-type="float">
            <text:p>21.32948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804" calcext:value-type="float">
            <text:p>19.8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7951428571" calcext:value-type="float">
            <text:p>19.80579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328" calcext:value-type="float">
            <text:p>19.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39775384615" calcext:value-type="float">
            <text:p>19.983977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9937" calcext:value-type="float">
            <text:p>20.0699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25022068966" calcext:value-type="float">
            <text:p>19.862502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13801481482" calcext:value-type="float">
            <text:p>19.9513801481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87" calcext:value-type="float">
            <text:p>20.07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82533333333" calcext:value-type="float">
            <text:p>19.4682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89196" calcext:value-type="float">
            <text:p>20.768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1792857143" calcext:value-type="float">
            <text:p>19.940179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3555555556" calcext:value-type="float">
            <text:p>19.17135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84611428571" calcext:value-type="float">
            <text:p>19.03846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47751428571" calcext:value-type="float">
            <text:p>19.26477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7233103448" calcext:value-type="float">
            <text:p>19.266723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40777142857" calcext:value-type="float">
            <text:p>19.45407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0436" calcext:value-type="float">
            <text:p>19.49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3912" calcext:value-type="float">
            <text:p>19.28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89661818182" calcext:value-type="float">
            <text:p>19.298966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53" calcext:value-type="float">
            <text:p>19.54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00215172414" calcext:value-type="float">
            <text:p>19.590021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0801538461" calcext:value-type="float">
            <text:p>20.3360801538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33968" calcext:value-type="float">
            <text:p>19.91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2491034483" calcext:value-type="float">
            <text:p>18.297249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7573" calcext:value-type="float">
            <text:p>18.427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719862069" calcext:value-type="float">
            <text:p>18.437719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80866206897" calcext:value-type="float">
            <text:p>18.508086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78055384615" calcext:value-type="float">
            <text:p>18.607805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90899310345" calcext:value-type="float">
            <text:p>18.679089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4023225807" calcext:value-type="float">
            <text:p>18.43440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82384" calcext:value-type="float">
            <text:p>18.46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73517419355" calcext:value-type="float">
            <text:p>18.60735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1588" calcext:value-type="float">
            <text:p>18.80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3976551724" calcext:value-type="float">
            <text:p>19.446397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79147096774" calcext:value-type="float">
            <text:p>19.2279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90304" calcext:value-type="float">
            <text:p>17.43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82270967742" calcext:value-type="float">
            <text:p>17.2782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86216" calcext:value-type="float">
            <text:p>17.3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5918709677" calcext:value-type="float">
            <text:p>17.39459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12795714286" calcext:value-type="float">
            <text:p>17.531279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55661935484" calcext:value-type="float">
            <text:p>17.54556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03684137931" calcext:value-type="float">
            <text:p>17.11036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10762857143" calcext:value-type="float">
            <text:p>17.21107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1452413793" calcext:value-type="float">
            <text:p>17.361145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9984827586" calcext:value-type="float">
            <text:p>17.526998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48" calcext:value-type="float">
            <text:p>18.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61723636364" calcext:value-type="float">
            <text:p>16.896172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47704827586" calcext:value-type="float">
            <text:p>16.464770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004" calcext:value-type="float">
            <text:p>16.28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53122758621" calcext:value-type="float">
            <text:p>16.385312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0568" calcext:value-type="float">
            <text:p>16.4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7048888889" calcext:value-type="float">
            <text:p>16.547704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08356" calcext:value-type="float">
            <text:p>16.540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14900645161" calcext:value-type="float">
            <text:p>16.6414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6728" calcext:value-type="float">
            <text:p>16.7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33628387097" calcext:value-type="float">
            <text:p>17.39336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7682580645" calcext:value-type="float">
            <text:p>16.6427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17504" calcext:value-type="float">
            <text:p>16.34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0832516129" calcext:value-type="float">
            <text:p>15.4608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16584" calcext:value-type="float">
            <text:p>15.35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22814193548" calcext:value-type="float">
            <text:p>15.40228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5130981812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46843870968" calcext:value-type="float">
            <text:p>15.5046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32" meta:object-count="0"/>
    <meta:user-defined meta:name="AppVersion">3.0</meta:user-defined>
  </office:meta>
</office:document-meta>
</file>